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color="#000000" style:font-name="Times New Roman"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color="#0000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bold"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master-page-name="">
      <style:paragraph-properties fo:margin-left="0cm" fo:margin-right="-0.4cm" fo:text-align="center" style:justify-single-word="false" fo:text-indent="0cm" style:auto-text-indent="false" style:page-number="auto"/>
      <style:text-properties fo:font-weight="bold" style:font-weight-asian="bold" style:font-weight-complex="bold"/>
    </style:style>
    <style:style style:name="P19" style:family="paragraph" style:parent-style-name="Standard" style:list-style-name="L1">
      <style:text-properties fo:font-weight="normal" style:font-weight-asian="normal" style:font-weight-complex="normal"/>
    </style:style>
    <style:style style:name="P20"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list-style-name="L2">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list-style-name="L3">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3" style:family="paragraph" style:parent-style-name="Standard" style:list-style-name="L4">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4" style:family="paragraph" style:parent-style-name="Standard" style:list-style-name="L5">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list-style-name="L6">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list-style-name="L7">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list-style-name="L8">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8" style:family="paragraph" style:parent-style-name="Standard" style:list-style-name="L9">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9" style:family="paragraph" style:parent-style-name="Standard" style:list-style-name="L10">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0" style:family="paragraph" style:parent-style-name="Standard" style:list-style-name="L11">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1" style:family="paragraph" style:parent-style-name="Standard" style:list-style-name="L12">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2" style:family="paragraph" style:parent-style-name="Standard" style:list-style-name="L13">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3" style:family="paragraph" style:parent-style-name="Standard" style:list-style-name="L14">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4" style:family="paragraph" style:parent-style-name="Standard" style:list-style-name="L15">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5" style:family="paragraph" style:parent-style-name="Standard" style:list-style-name="L16">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6" style:family="paragraph" style:parent-style-name="Standard" style:list-style-name="L17">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7" style:family="paragraph" style:parent-style-name="Standard" style:list-style-name="L18">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8" style:family="paragraph" style:parent-style-name="Standard" style:list-style-name="L19">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9" style:family="paragraph" style:parent-style-name="Standard" style:list-style-name="L20">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0" style:family="paragraph" style:parent-style-name="Standard" style:list-style-name="L21">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1" style:family="paragraph" style:parent-style-name="Standard" style:list-style-name="L22">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2" style:family="paragraph" style:parent-style-name="Standard" style:list-style-name="L23">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3" style:family="paragraph" style:parent-style-name="Standard" style:list-style-name="L24">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4" style:family="paragraph" style:parent-style-name="Standard" style:list-style-name="L25">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5" style:family="paragraph" style:parent-style-name="Standard" style:list-style-name="L26">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6" style:family="paragraph" style:parent-style-name="Standard" style:list-style-name="L27">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7" style:family="paragraph" style:parent-style-name="Standard" style:list-style-name="L28">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8" style:family="paragraph" style:parent-style-name="Standard" style:list-style-name="L29">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49" style:family="paragraph" style:parent-style-name="Standard" style:list-style-name="L30">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0" style:family="paragraph" style:parent-style-name="Standard" style:list-style-name="L31">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1" style:family="paragraph" style:parent-style-name="Standard" style:list-style-name="L32">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2" style:family="paragraph" style:parent-style-name="Standard" style:list-style-name="L33">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3" style:family="paragraph" style:parent-style-name="Standard" style:list-style-name="L34">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4" style:family="paragraph" style:parent-style-name="Standard" style:list-style-name="L35">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5" style:family="paragraph" style:parent-style-name="Standard" style:list-style-name="L36">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57"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letter-spacing="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loc 1</text:p>
      <text:p text:style-name="P18"/>
      <text:p text:style-name="P1">Les principaux composants d'un PC</text:p>
      <text:p text:style-name="P1"/>
      <text:p text:style-name="P1"/>
      <text:p text:style-name="P4">Modularité : Fait de pouvoir ajouter/retirer des composants dans son pc</text:p>
      <text:p text:style-name="P4"/>
      <text:p text:style-name="P4">Pc assemblé : Proposé par les boutiques. Elles achètent en quantité des composants à différents fournisseurs. </text:p>
      <text:p text:style-name="P2">Norme:<text:span text:style-name="T2"> Ensemble des règles conventionnelles tenant à uniformiser les dimensions, les modes de fabrication ou d'utilisation de produits, de machines.</text:span></text:p>
      <text:p text:style-name="P4"/>
      <text:p text:style-name="P4">Les pc assemblés sont plutôt réservés à des utilisations personnelles, les entreprises se tournet généralement vers les PC de marque car elles peuvent accompagner leur achat par des solutions de financement (crédit, location) et des garanties accrues (sur plusieurs années, intervention sur site sous un certain délai, etc)</text:p>
      <text:p text:style-name="P4"/>
      <text:p text:style-name="P4">Il est proposé par des constructeurs comme IBM, Dell (eux seuls représentent 40% du marché) mais aussi depuis quelques années lenovo.</text:p>
      <text:p text:style-name="P4"/>
      <text:p text:style-name="P4">PC serveurs, utilisation : Centralise des applications et les BDD de l'entreprise. Plusieurs utilisateur s'y connectent simultanément.</text:p>
      <text:p text:style-name="P4">Équipement : Configuration haut de gamme, à laquelle est intégrée des éléments destinés à protéger les données et à éviter les interruptions de service (onduleurs, composants...) <text:s text:c="12"/></text:p>
      <text:p text:style-name="P4"/>
      <text:p text:style-name="P4"/>
      <text:p text:style-name="P4"/>
      <text:p text:style-name="P4"/>
      <text:p text:style-name="P1"/>
      <text:p text:style-name="P1"/>
      <text:p text:style-name="P1"/>
      <text:p text:style-name="P1"/>
      <text:p text:style-name="P1">Boitiers:</text:p>
      <text:p text:style-name="P1"/>
      <text:list xml:id="list8286349949163264490" text:style-name="L1">
        <text:list-item>
          <text:p text:style-name="P19">Composés en plastique acier ou aluminium</text:p>
        </text:list-item>
        <text:list-item>
          <text:p text:style-name="P19">Facteur forme = apparence (boitier horizontal, tour pleine taille, tour copacte, tout en un)</text:p>
        </text:list-item>
        <text:list-item>
          <text:p text:style-name="P19">Equipe de ventilateurd pour éviter la surchauffe</text:p>
        </text:list-item>
        <text:list-item>
          <text:p text:style-name="P19">Concus pour protéger les composants des dommages liés à l'éléctricité statique</text:p>
        </text:list-item>
        <text:list-item>
          <text:p text:style-name="P19">Les composants internes de l'ordinateur sont raccordés à la terre du fait de leur fixation au boitié</text:p>
        </text:list-item>
        <text:list-item>
          <text:p text:style-name="P19">Les boitiers ordinateurs sont appelés chassis ou tours</text:p>
        </text:list-item>
      </text:list>
      <text:p text:style-name="P3"/>
      <text:p text:style-name="P5">Boitiers horizontal:</text:p>
      <text:p text:style-name="P6">Les écrans étaient placé sur le boitier</text:p>
      <text:p text:style-name="P6"/>
      <text:p text:style-name="P5">Tours pleines grandeur:</text:p>
      <text:p text:style-name="P6">Boitier orienté verticalement posé sur le sol ou sous un bureau</text:p>
      <text:p text:style-name="P6">Contient suffisament d'espace pour permettre l'ajout de composants supplémentaires, comme des disques durs, des cartes d'extension, etc.</text:p>
      <text:p text:style-name="P6"/>
      <text:p text:style-name="P5">Tour compacte:</text:p>
      <text:p text:style-name="P9">Version plus petite que la tout pleine taille, utilisé dans les vneironnnements professionnels</text:p>
      <text:p text:style-name="P9"><text:soft-page-break/>Mini tour ou modèle petit format (SSF, Small Form Factor)</text:p>
      <text:p text:style-name="P9">Peu de possibilité d'extension</text:p>
      <text:p text:style-name="P9"/>
      <text:p text:style-name="P5">Tout en un:</text:p>
      <text:p text:style-name="P9">Composants intégrés dans l'écran</text:p>
      <text:p text:style-name="P9">Modèle équipe d'un écran tactile, microphone et haut parleiurs intégrés</text:p>
      <text:p text:style-name="P9">Peu ou pas de capacité d'extension (que de la Ram qu'on peut ajouter)</text:p>
      <text:p text:style-name="P9">Bloc d'alimentation externe à l'ordinateur (souvent)</text:p>
      <text:p text:style-name="P9"/>
      <text:p text:style-name="P9"/>
      <text:p text:style-name="P12">Bloc d'alimentation</text:p>
      <text:p text:style-name="P12"/>
      <text:p text:style-name="P10">Toutes les prises électriques murales fournissent du courant alternatif (CA)</text:p>
      <text:p text:style-name="P10">Les composants situés à l'intérieur d'un ordinateur nécessitent une alimentation en courant continu (CC)</text:p>
      <text:p text:style-name="P10">Pour obtenir une alimentation CC, les pc utilisent un bloc alimentation qui permet de convertirl'alimentation secteur en courant continu de tension plus faible.</text:p>
      <text:p text:style-name="P10"/>
      <text:p text:style-name="P10">Différents facteurs de forme :</text:p>
      <text:list xml:id="list7891648932134657861" text:style-name="L2">
        <text:list-item>
          <text:p text:style-name="P21">AT (Advanced Technology) Utilisé par les anciens pc</text:p>
        </text:list-item>
        <text:list-item>
          <text:p text:style-name="P21">ATX (At Extended) Version mise à jour de l'AT (considéré comme obselète)</text:p>
        </text:list-item>
        <text:list-item>
          <text:p text:style-name="P21">ATX12V Format le plus répandu actuellement, deuxième connecteur de carte mère pour l'alimentation directe du processeur, il existe plusieurs versions de la technnologie ATXv12</text:p>
        </text:list-item>
        <text:list-item>
          <text:p text:style-name="P21">EPS12V (format qui à été développé à l'origine pour les serveurs, mais il est aujourd'hui courament utilisé dans les modèles de bureau haut de gamme)</text:p>
        </text:list-item>
      </text:list>
      <text:p text:style-name="P10"/>
      <text:p text:style-name="P7">Les connecteurs du bloc d'alimentation</text:p>
      <text:p text:style-name="P11"/>
      <text:p text:style-name="P10">Une alimentation comporte divers connecteurs. Ces connecteurs sont utilisés pour alimenter divers composants internes, tels que la carte mère ou les disques durs.</text:p>
      <text:p text:style-name="P10">Les connecteurs sontt équipés d'un détrompeur qui permet de les insérer uniquement dans le bon sens.</text:p>
      <text:p text:style-name="P10"/>
      <text:p text:style-name="P13">Connecteur enfichable à 20 ou 24 broches </text:p>
      <text:list xml:id="list9059315778938406925" text:style-name="L3">
        <text:list-item>
          <text:p text:style-name="P22">Sert à raccorder la carte mère</text:p>
        </text:list-item>
        <text:list-item>
          <text:p text:style-name="P22">24 broches = deux rangées de 12 broches</text:p>
        </text:list-item>
        <text:list-item>
          <text:p text:style-name="P22">20 broches = deux rangées de 10 broches</text:p>
        </text:list-item>
      </text:list>
      <text:p text:style-name="P10"/>
      <text:p text:style-name="P13">Connecteurs SATA </text:p>
      <text:list xml:id="list7646337354456517187" text:style-name="L4">
        <text:list-item>
          <text:p text:style-name="P23">Sert à raccorder les disques durs</text:p>
        </text:list-item>
        <text:list-item>
          <text:p text:style-name="P23">Connecteur plus large et plus fin qu'un connecteur molex</text:p>
        </text:list-item>
      </text:list>
      <text:p text:style-name="P10"><text:line-break/><text:span text:style-name="T1">Connecteur molex avec détrompeur</text:span></text:p>
      <text:list xml:id="list125749736963301933" text:style-name="L5">
        <text:list-item>
          <text:p text:style-name="P24">Sert à raccorder des disques durs et des lecteurs optiques et d'autres périphériques</text:p>
        </text:list-item>
      </text:list>
      <text:p text:style-name="P10"/>
      <text:p text:style-name="P13">Connecteurs d'alimentation auxiliaire à 4 ou 8 broches</text:p>
      <text:list xml:id="list7731169819023763110" text:style-name="L6">
        <text:list-item>
          <text:p text:style-name="P25">Ceconnecteur comporte 2 rangées de deux <text:s/>quatre broches et alimente des différentes zones de la carte mère</text:p>
        </text:list-item>
        <text:list-item>
          <text:p text:style-name="P25">Le connecyeir d'alimentation auxiliaire à la même forme que le connecyeir d'alimentation principal, mais il est plus petit</text:p>
        </text:list-item>
      </text:list>
      <text:p text:style-name="P10"/>
      <text:p text:style-name="P13"><text:soft-page-break/>Connecteur d'alimentation Pcle à 6 ou 8 broches</text:p>
      <text:list xml:id="list2609707343067209600" text:style-name="L7">
        <text:list-item>
          <text:p text:style-name="P26">Ce connecteur comporte 21 rangées de 3 à 4 broches</text:p>
        </text:list-item>
        <text:list-item>
          <text:p text:style-name="P26">Il alimente les autres composants internes</text:p>
        </text:list-item>
      </text:list>
      <text:p text:style-name="P10"/>
      <text:p text:style-name="P10"/>
      <text:p text:style-name="P12">Tension d'alimentation</text:p>
      <text:p text:style-name="P10"/>
      <text:list xml:id="list985408126516511032" text:style-name="L8">
        <text:list-item>
          <text:p text:style-name="P27">Les différents connecteurs fournissent également des tensions différentres. Les tensions les plus couramment utilisées sont 3,3V, 5V et 12V</text:p>
        </text:list-item>
        <text:list-item>
          <text:p text:style-name="P27">Les tensions de 3,3V et 5V sont généralement utilisées par les circuits numériques, tandis que la tension de 12 v sert plutot à alimenter les moteurs des disques durs et des ventilateurs</text:p>
        </text:list-item>
        <text:list-item>
          <text:p text:style-name="P27">Les alimentations peuvent également être équipées d'un deux ou plusieurs rails</text:p>
        </text:list-item>
        <text:list-item>
          <text:p text:style-name="P27">Un rail correspond au circuit imprimé situé à l'intérieur de l'alimentation auquel les cables externes sont connectés</text:p>
        </text:list-item>
        <text:list-item>
          <text:p text:style-name="P27">Dans un système à un seul rail, tous les connecteurs sont reliés au même circuit imprimé, tandis que dans un système à plusieurs rails, chaque connecteur est relié à un circuit imprimé distinct</text:p>
        </text:list-item>
        <text:list-item>
          <text:p text:style-name="P27">Un ordinateur peut tolérer de légères flucutations mais des écarts importants peuvent provoquer une panne d'alimentation.</text:p>
        </text:list-item>
      </text:list>
      <text:p text:style-name="P10"/>
      <text:p text:style-name="P10"/>
      <text:p text:style-name="P10"/>
      <text:p text:style-name="P10"/>
      <text:p text:style-name="P12">Carte mère</text:p>
      <text:p text:style-name="P10"/>
      <text:list xml:id="list7647194011755568355" text:style-name="L9">
        <text:list-item>
          <text:p text:style-name="P28">La carte mère, également appelée carte système ou carte principale, est la colonne vertébrale de l'ordinateur.</text:p>
        </text:list-item>
        <text:list-item>
          <text:p text:style-name="P28">Une carte mère est un circuit imprimé contenant des bus à savoir des canaux de communication électrique entre les différents composants électroniques</text:p>
        </text:list-item>
        <text:list-item>
          <text:p text:style-name="P28">Ces composants peuvent être soudés directement sur la carte mère ou connectés aux moyen de sockts, de slot d'extension ou de ports</text:p>
        </text:list-item>
      </text:list>
      <text:p text:style-name="P10"/>
      <text:p text:style-name="P13">Connexions de la carte mère</text:p>
      <text:list xml:id="list5222376125480689907" text:style-name="L10">
        <text:list-item>
          <text:p text:style-name="P29">Processeur (PCU) considéré comme le cerveau de l'ordinateur</text:p>
        </text:list-item>
        <text:list-item>
          <text:p text:style-name="P29">Mémoire vive (RAM) emplacement temporaire de stockage des données et des applications</text:p>
        </text:list-item>
        <text:list-item>
          <text:p text:style-name="P29">Chipset : Circuit intégré controlant les interactions entre le matériel d'une part et le processeur et la carte mère d'autre part. Le chipset détermine également la quantité de mémoire pouvant être ajoutée à la carte mère, ainsi que le type de connecteur de celle ci.</text:p>
        </text:list-item>
        <text:list-item>
          <text:p text:style-name="P29">Puce BIOS et UEFI:</text:p>
        </text:list-item>
      </text:list>
      <text:p text:style-name="P10">BIOS : Sert au démarrage de l'ordinateur et à la gestion du flux de données entre le disque dur la carte vidéo, le clavier souris etc</text:p>
      <text:p text:style-name="P10"/>
      <text:p text:style-name="P10">BIOS à étté amélioré par la technologie UEFI. Ca désigne une interface logicielle différente pour les services de démarrage et d'éxecution, mais repose tjr sur le bios pour la config du système, le test automatique de mise sous tension et l'installation.</text:p>
      <text:p text:style-name="P10"/>
      <text:p text:style-name="P10"/>
      <text:p text:style-name="P10">La pluspart des connexions appartiennent aux deux types sivants: </text:p>
      <text:p text:style-name="P13"/>
      <text:p text:style-name="P13">Northbridge</text:p>
      <text:list xml:id="list3752927906588380738" text:style-name="L11">
        <text:list-item>
          <text:p text:style-name="P30">accès rapide à la mémoire et carte vidéo</text:p>
        </text:list-item>
        <text:list-item>
          <text:p text:style-name="P30"><text:soft-page-break/>controle la vitesse à laquelle le proc communique avec l'ensemble des autres composants</text:p>
        </text:list-item>
        <text:list-item>
          <text:p text:style-name="P30">Fonctionnalités vidéos sont parfois intégrés au chipset northbride</text:p>
        </text:list-item>
      </text:list>
      <text:p text:style-name="P10"/>
      <text:p text:style-name="P13">Southbridge</text:p>
      <text:list xml:id="list7644424829728903547" text:style-name="L12">
        <text:list-item>
          <text:p text:style-name="P31">Permet au proc de communiquer avec des périph plus lents, comme HDD, USB ou slots d'extension.</text:p>
        </text:list-item>
      </text:list>
      <text:p text:style-name="P10"/>
      <text:p text:style-name="P13">Formats de carte mère:</text:p>
      <text:p text:style-name="P13">ATX </text:p>
      <text:list xml:id="list5464855065707336378" text:style-name="L13">
        <text:list-item>
          <text:p text:style-name="P32">Courant</text:p>
        </text:list-item>
        <text:list-item>
          <text:p text:style-name="P32">Adapté aux ports d'E/S (entrée sortie) intégrées sur la carte mère atx standart</text:p>
        </text:list-item>
        <text:list-item>
          <text:p text:style-name="P32">se connecte avec un connecteur 20 broches</text:p>
        </text:list-item>
      </text:list>
      <text:p text:style-name="P10"/>
      <text:p text:style-name="P13">Micro atx</text:p>
      <text:list xml:id="list3625567421886344794" text:style-name="L14">
        <text:list-item>
          <text:p text:style-name="P33">Plus petits</text:p>
        </text:list-item>
        <text:list-item>
          <text:p text:style-name="P33">Même chipset et connecteurs d'alim northbridge et southbridge que les cartes atx standart</text:p>
        </text:list-item>
        <text:list-item>
          <text:p text:style-name="P33">Elles peuvent s'intégrer dans les boitiers atx standart</text:p>
        </text:list-item>
      </text:list>
      <text:p text:style-name="P10"/>
      <text:p text:style-name="P13">ITX</text:p>
      <text:list xml:id="list3089099389124256307" text:style-name="L15">
        <text:list-item>
          <text:p text:style-name="P34">Format ITX est prisé en raison de sa très petite taille</text:p>
        </text:list-item>
        <text:list-item>
          <text:p text:style-name="P34">Nombreux types de CM ITX, mais le mini ITX est le plus utilisé</text:p>
        </text:list-item>
        <text:list-item>
          <text:p text:style-name="P34">Peu gourmant en énergie, pas besoin de ventilo</text:p>
        </text:list-item>
        <text:list-item>
          <text:p text:style-name="P34">Une CM Mini ITX n'a qu'un seul logement PCI</text:p>
        </text:list-item>
        <text:list-item>
          <text:p text:style-name="P34">Peu être utilisé quand le pc est volumineux, bruyant</text:p>
        </text:list-item>
      </text:list>
      <text:p text:style-name="P12"/>
      <text:p text:style-name="P12"/>
      <text:p text:style-name="P12">Processeur</text:p>
      <text:list xml:id="list1849914606986002280" text:style-name="L16">
        <text:list-item>
          <text:p text:style-name="P35">Chargé d'interpréter et d'éxecuter des commandes</text:p>
        </text:list-item>
        <text:list-item>
          <text:p text:style-name="P35">Gère des instructions des autres composants matériels (un clavier) et des composants logiciels du pc</text:p>
        </text:list-item>
        <text:list-item>
          <text:p text:style-name="P35">interprète des instructions et renvoie les infos à l'écran ou effectue les taches demandées</text:p>
        </text:list-item>
        <text:list-item>
          <text:p text:style-name="P35">Micropuce qui réside dans un package de processeur</text:p>
        </text:list-item>
        <text:list-item>
          <text:p text:style-name="P35">Proposé dans différents formats</text:p>
        </text:list-item>
        <text:list-item>
          <text:p text:style-name="P35">Intel / AMD principaux fabriquants</text:p>
        </text:list-item>
      </text:list>
      <text:p text:style-name="P10"/>
      <text:p text:style-name="P10"/>
      <text:p text:style-name="P13">Système de refroidissement:</text:p>
      <text:list xml:id="list8992348395044544067" text:style-name="L17">
        <text:list-item>
          <text:p text:style-name="P36">Le courant électrique qui circule dans les composants électroniques génères de la chaleur</text:p>
        </text:list-item>
        <text:list-item>
          <text:p text:style-name="P36">Les composants des ordinateurs fonctionnent mieux s'iils restent à une température peu élevée</text:p>
        </text:list-item>
        <text:list-item>
          <text:p text:style-name="P36">Si la chaleur n'est pas évacuée, l'ordinateur risque de fonctionner plus lentement</text:p>
        </text:list-item>
        <text:list-item>
          <text:p text:style-name="P36">En cas de surchauffe, l'ordinateur peut tomber en panne ou les composants peuvent être endommagés</text:p>
        </text:list-item>
      </text:list>
      <text:p text:style-name="P10"/>
      <text:p text:style-name="P12">RAM</text:p>
      <text:p text:style-name="P12"/>
      <text:list xml:id="list264996085766376510" text:style-name="L18">
        <text:list-item>
          <text:p text:style-name="P37">Un pc peut utiliser différents types de puce</text:p>
        </text:list-item>
        <text:list-item>
          <text:p text:style-name="P37">Toutes les puces de mémoire stockent les données en octet</text:p>
        </text:list-item>
        <text:list-item>
          <text:p text:style-name="P37">Les octets sont des groupes d'info numériques représentants des lettres, chiffres ou symboles</text:p>
        </text:list-item>
        <text:list-item>
          <text:p text:style-name="P37">Un octect est un bloc de 8 bits stocké sous la forme de 0 ou 1 dans la puce mémoire</text:p>
        </text:list-item>
      </text:list>
      <text:p text:style-name="P10"><text:soft-page-break/></text:p>
      <text:p text:style-name="P16">Mémoire morte (ROM) </text:p>
      <text:p text:style-name="P17"/>
      <text:p text:style-name="P15"><text:span text:style-name="T3">Elément essentiel d’un PC, situé sur la carte mère, et sur d’autre carte circuit, les informations stocker dans la mémoire morte concerne le fonctionnement de base du PC, mémoire non volatile elle ne s’efface pas lorsque le PC est éteint.</text:span> </text:p>
      <text:p text:style-name="P14"/>
      <text:p text:style-name="P13">PROM</text:p>
      <text:list xml:id="list7069612641122114724" text:style-name="L19">
        <text:list-item>
          <text:p text:style-name="P38">Si une puce de mémoire morte programmable, les informations sont écrites à posteriori</text:p>
        </text:list-item>
        <text:list-item>
          <text:p text:style-name="P38">Les PROM sont fabriquées sans contenu pour que les programmeurs puissent les programmer si nécessaire</text:p>
        </text:list-item>
        <text:list-item>
          <text:p text:style-name="P38">En règle générale, ces puces ne peuvent pas être effacées et ne peux être programmées qu'une seule fois.</text:p>
        </text:list-item>
      </text:list>
      <text:p text:style-name="P10"/>
      <text:p text:style-name="P13">EPROM</text:p>
      <text:list xml:id="list5493980350406263015" text:style-name="L20">
        <text:list-item>
          <text:p text:style-name="P39">La mémoire morte programmable effaçable est non volatible, mais peut être effacée en l'exposant à une lumière ultraviolette puissante</text:p>
        </text:list-item>
        <text:list-item>
          <text:p text:style-name="P39">Les EPREOM possèdent généralement une fenêtre de quartz transparente en haut de la puce</text:p>
        </text:list-item>
        <text:list-item>
          <text:p text:style-name="P39">L'effacement et la reprogrammation constants peuvent rendre la puce inutilisable</text:p>
        </text:list-item>
      </text:list>
      <text:p text:style-name="P10"/>
      <text:p text:style-name="P13">EEPROM</text:p>
      <text:list xml:id="list7981523873352222294" text:style-name="L21">
        <text:list-item>
          <text:p text:style-name="P40">Sur une puce de mémopire morte programmable effacable électriquement, les informations sont écrites à posteriori et sans la reitrer du périphérique</text:p>
        </text:list-item>
        <text:list-item>
          <text:p text:style-name="P40">Les puces EEPROM sont également appelées ROM flash car ilest possible de flasher leur contenu en vue de le supprimer</text:p>
        </text:list-item>
        <text:list-item>
          <text:p text:style-name="P40">Les EEPROM servent généralement à stocket le bios d'un système informatique</text:p>
        </text:list-item>
      </text:list>
      <text:p text:style-name="P10"/>
      <text:p text:style-name="P13">Mémoire RAM dynamique</text:p>
      <text:list xml:id="list6910185872191888962" text:style-name="L22">
        <text:list-item>
          <text:p text:style-name="P41">Technologie plus ancienne, populaire jusqu'au milieu des années 1990</text:p>
        </text:list-item>
        <text:list-item>
          <text:p text:style-name="P41">Utilisée pour la mémoire principale</text:p>
        </text:list-item>
        <text:list-item>
          <text:p text:style-name="P41">La DRAM se décharge progrssivement et doit être réactualisée en permanence des impulsions électriques afin de conserver les données stockées sur la puce</text:p>
        </text:list-item>
      </text:list>
      <text:p text:style-name="P10"/>
      <text:p text:style-name="P13">Mémoire RAM statique</text:p>
      <text:p text:style-name="P13"/>
      <text:list xml:id="list9120432087514831794" text:style-name="L23">
        <text:list-item>
          <text:p text:style-name="P42">Nécessite une alimentation constante pour fonctionner</text:p>
        </text:list-item>
        <text:list-item>
          <text:p text:style-name="P42">Souvent utilisée pour la mémoire cache</text:p>
        </text:list-item>
        <text:list-item>
          <text:p text:style-name="P42">Présente une consommation électrique plus faible</text:p>
        </text:list-item>
        <text:list-item>
          <text:p text:style-name="P42">Beaucoup plus rapide que la DRAM</text:p>
        </text:list-item>
        <text:list-item>
          <text:p text:style-name="P42">Plus onéreuse que la DRAM</text:p>
        </text:list-item>
      </text:list>
      <text:p text:style-name="P10"/>
      <text:p text:style-name="P13">Mémoire RAM dynamique synchrone (SDRAM)</text:p>
      <text:list xml:id="list6974609032317600819" text:style-name="L24">
        <text:list-item>
          <text:p text:style-name="P43">DRAM qui fonctionne en synchronisation avec le bus de mémoire</text:p>
        </text:list-item>
        <text:list-item>
          <text:p text:style-name="P43">Peut traiter les instructions de chevauchement en parallèle</text:p>
        </text:list-item>
        <text:list-item>
          <text:p text:style-name="P43">Par exemple, peut traiter un processus de lecture avant la fin d'un processur d'écriture</text:p>
        </text:list-item>
        <text:list-item>
          <text:p text:style-name="P43">Débits de transferts supérieur</text:p>
        </text:list-item>
      </text:list>
      <text:p text:style-name="P10"/>
      <text:p text:style-name="P13">Mémoire RAM dynamique synchrone à double débit de données (DDR SDRAM)</text:p>
      <text:list xml:id="list5286107339157283800" text:style-name="L25">
        <text:list-item>
          <text:p text:style-name="P44">La SDRAM DDR transfère les données 2 fois plus rapdement que la SDRAM</text:p>
        </text:list-item>
        <text:list-item>
          <text:p text:style-name="P44">Peut prendre en charge deux écritures et deux lectures par cycle d'horloge du proc</text:p>
        </text:list-item>
        <text:list-item>
          <text:p text:style-name="P44"><text:soft-page-break/>Son connecteur dispose de 184 broches et d'un seul cran</text:p>
        </text:list-item>
        <text:list-item>
          <text:p text:style-name="P44">Utilise une tension standart inférieure (2,5V) </text:p>
        </text:list-item>
        <text:list-item>
          <text:p text:style-name="P44">Famille: DDR2 DDR3 DDR4</text:p>
        </text:list-item>
      </text:list>
      <text:p text:style-name="P10"/>
      <text:p text:style-name="P13">DDR2 SDRAM</text:p>
      <text:list xml:id="list7408328749281527995" text:style-name="L26">
        <text:list-item>
          <text:p text:style-name="P45">2* plus rapide que la SDRAM</text:p>
        </text:list-item>
        <text:list-item>
          <text:p text:style-name="P45">débits d'horloge plus élevés que la DDR </text:p>
        </text:list-item>
        <text:list-item>
          <text:p text:style-name="P45">Améliore les perf en réduisant les ointerférences </text:p>
        </text:list-item>
        <text:list-item>
          <text:p text:style-name="P45">son connecteur à 240 broches</text:p>
        </text:list-item>
        <text:list-item>
          <text:p text:style-name="P45">tension standart inférieure (1,8v)</text:p>
        </text:list-item>
      </text:list>
      <text:p text:style-name="P13"/>
      <text:p text:style-name="P13">DDR3 SDRAM</text:p>
      <text:list xml:id="list6301268839756958676" text:style-name="L27">
        <text:list-item>
          <text:p text:style-name="P46">Augmente la bande passante de la mémoire en doublant la fréquence d'horloge de la ddr2</text:p>
        </text:list-item>
        <text:list-item>
          <text:p text:style-name="P46">consomme moins d'énergie que le ddr2 (1,5v)</text:p>
        </text:list-item>
        <text:list-item>
          <text:p text:style-name="P46">Génère moins de chaleur</text:p>
        </text:list-item>
        <text:list-item>
          <text:p text:style-name="P46">S'éxecute à des vitesses d'horloge plus élevées (800mHz)</text:p>
        </text:list-item>
      </text:list>
      <text:p text:style-name="P13"/>
      <text:p text:style-name="P13">DDR4 SDRAM</text:p>
      <text:list xml:id="list5823299049947292751" text:style-name="L28">
        <text:list-item>
          <text:p text:style-name="P47">Quadruple la capacité de stockage max de la DDR3</text:p>
        </text:list-item>
        <text:list-item>
          <text:p text:style-name="P47">Consome moins d'énergie que la DDR3 (1,2v)</text:p>
        </text:list-item>
        <text:list-item>
          <text:p text:style-name="P47">S'execute à des vitesses d'horloge plus élevées (1600MHz)</text:p>
        </text:list-item>
        <text:list-item>
          <text:p text:style-name="P47">Dispo avec des fonctionnalités avancées de cirrectuib d'erreurs telle que la mémoire ECC pour détecter des erreurs de its multiples</text:p>
        </text:list-item>
      </text:list>
      <text:p text:style-name="P13"/>
      <text:p text:style-name="P13">GDDR</text:p>
      <text:list xml:id="list5586631363263289892" text:style-name="L29">
        <text:list-item>
          <text:p text:style-name="P48">G signifie Graphics</text:p>
        </text:list-item>
        <text:list-item>
          <text:p text:style-name="P48">Mémoire RAM spécialement concue pour les graphiques vidéos</text:p>
        </text:list-item>
        <text:list-item>
          <text:p text:style-name="P48">Utilisée conjointement avec un GPU dédié</text:p>
        </text:list-item>
        <text:list-item>
          <text:p text:style-name="P48">Famille : gddr, gddr2, gddr3, gddr4, gddr5</text:p>
        </text:list-item>
        <text:list-item>
          <text:p text:style-name="P48">Chaque membre de famiulle améliore les perf et réduit la conso électrique</text:p>
        </text:list-item>
        <text:list-item>
          <text:p text:style-name="P48">La SDRAM GDDR traite de grandes quantités de données mais n'offre pas nécessairement les débits les plus élevées</text:p>
        </text:list-item>
      </text:list>
      <text:p text:style-name="P10"/>
      <text:p text:style-name="P13">Modules de mémoire:</text:p>
      <text:list xml:id="list4607152007834095040" text:style-name="L30">
        <text:list-item>
          <text:p text:style-name="P49">Sur les 1ers pc, la RAM éttait installée sous forme de puces individuelles sur la CM</text:p>
        </text:list-item>
        <text:list-item>
          <text:p text:style-name="P49">Puces appelées DIP (Dual Inline Package) = difficile à installer et ne tenaient pas bien</text:p>
        </text:list-item>
        <text:list-item>
          <text:p text:style-name="P49">Ont soudés ces puces de mémoire sur un circuit imprimé pour créer un module de mémoire qui peut etre place dans un slot mémoire de la CM</text:p>
        </text:list-item>
      </text:list>
      <text:p text:style-name="P10">Remarque : </text:p>
      <text:list xml:id="list473915502462968949" text:style-name="L31">
        <text:list-item>
          <text:p text:style-name="P50">Les modules de mémoire peuvent être à simple ou double face</text:p>
        </text:list-item>
        <text:list-item>
          <text:p text:style-name="P50">Les modules simple face contiennent de la RAM sur un seul coté</text:p>
        </text:list-item>
        <text:list-item>
          <text:p text:style-name="P50">Les modules double face contiennent de la RAM des deux cotés</text:p>
        </text:list-item>
      </text:list>
      <text:p text:style-name="P13">SIMM (Single Inline Memory Module)</text:p>
      <text:list xml:id="list6315645637545866951" text:style-name="L32">
        <text:list-item>
          <text:p text:style-name="P51">Le module de mémoire à connexion simple est une petite carte contenant plusieurs puces mémoire</text:p>
        </text:list-item>
        <text:list-item>
          <text:p text:style-name="P51">Il existe deux types de SIMM : à 30 broches à 72 broches</text:p>
        </text:list-item>
      </text:list>
      <text:p text:style-name="P10"/>
      <text:p text:style-name="P13">SODIMM (Small Outline DIMM)</text:p>
      <text:p text:style-name="P10">Deux types de puces :</text:p>
      <text:list xml:id="list5066393803043371192" text:style-name="L33">
        <text:list-item>
          <text:p text:style-name="P52">72 broches et 100 broche pour transfert 32 bits</text:p>
        </text:list-item>
        <text:list-item>
          <text:p text:style-name="P52"><text:soft-page-break/>144 broches 200 broches pour transfert 64 bits</text:p>
        </text:list-item>
      </text:list>
      <text:p text:style-name="P10">Cette version plus petite et condensée des modules DIMM = stockage de données à accès aléatoire </text:p>
      <text:list xml:id="list399168602244233406" text:style-name="L34">
        <text:list-item>
          <text:p text:style-name="P53">Pour pc portable</text:p>
        </text:list-item>
        <text:list-item>
          <text:p text:style-name="P53">Imprimantes</text:p>
        </text:list-item>
        <text:list-item>
          <text:p text:style-name="P53">autres périphériques pour lesquels un gain d'espace est souhaitable</text:p>
        </text:list-item>
      </text:list>
      <text:p text:style-name="P10"/>
      <text:p text:style-name="P10"/>
      <text:p text:style-name="P10"/>
      <text:p text:style-name="P8">Carte d'extension</text:p>
      <text:p text:style-name="P10">Quelques cartes d'extension courantes permettant d'améliorer et de personnaliser les capacités d'un pc :</text:p>
      <text:list xml:id="list6999559849073847646" text:style-name="L35">
        <text:list-item>
          <text:p text:style-name="P54">carte son</text:p>
        </text:list-item>
        <text:list-item>
          <text:p text:style-name="P54">carte réseau</text:p>
        </text:list-item>
        <text:list-item>
          <text:p text:style-name="P54">carte réseau sans fil</text:p>
        </text:list-item>
        <text:list-item>
          <text:p text:style-name="P54">carte vidéo</text:p>
        </text:list-item>
        <text:list-item>
          <text:p text:style-name="P54">carte d'qcquisition</text:p>
        </text:list-item>
        <text:list-item>
          <text:p text:style-name="P54">carte tuner TV</text:p>
        </text:list-item>
        <text:list-item>
          <text:p text:style-name="P54">carte de controler USB</text:p>
        </text:list-item>
        <text:list-item>
          <text:p text:style-name="P54">carte eSata</text:p>
        </text:list-item>
      </text:list>
      <text:p text:style-name="P10"/>
      <text:p text:style-name="P10"/>
      <text:p text:style-name="P12">BIOS</text:p>
      <text:p text:style-name="P12"/>
      <text:p text:style-name="P10">Au démarrage du PC, le BIO effectue une vérification matérielle des composants principaux du pc.</text:p>
      <text:p text:style-name="P10"/>
      <text:p text:style-name="P10">Pour fonctionner, une CM à besoin d'un BIOS.</text:p>
      <text:p text:style-name="P13">UEFI:</text:p>
      <text:list xml:id="list408174701134832779" text:style-name="L36">
        <text:list-item>
          <text:p text:style-name="P55">La pluspart des pc exécutent l'interface UEFI</text:p>
        </text:list-item>
        <text:list-item>
          <text:p text:style-name="P55">Tous les nouveaux pc disposent de l'interface UEFI, qui fournit des fonctionnalités supplémentaires et résout les problèmes de sécu avec le bios existant</text:p>
        </text:list-item>
      </text:list>
      <text:p text:style-name="P10"/>
      <text:p text:style-name="P10">UEFI : Système mis à jour pour le démarage des pc </text:p>
      <text:p text:style-name="P10">POST : Effectue une vérif du matériel sur les composants principaux</text:p>
      <text:p text:style-name="P10">BIOS : Système existant pour le démarrage des PC</text:p>
      <text:p text:style-name="P10">CMOS : Puce mémoir equi stocke les paramètres de démar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4M41S</meta:editing-duration>
    <meta:editing-cycles>46</meta:editing-cycles>
    <meta:generator>OpenOffice/4.1.11$Win32 OpenOffice.org_project/4111m1$Build-9808</meta:generator>
    <dc:date>2021-12-01T11:17:37.74</dc:date>
    <dc:creator>Théo Gagelin</dc:creator>
    <meta:document-statistic meta:table-count="0" meta:image-count="0" meta:object-count="0" meta:page-count="7" meta:paragraph-count="211" meta:word-count="2258" meta:character-count="13625"/>
    <meta:user-defined meta:name="Info 1"/>
    <meta:user-defined meta:name="Info 2"/>
    <meta:user-defined meta:name="Info 3"/>
    <meta:user-defined meta:name="Info 4"/>
  </office:meta>
</office:document-meta>
</file>